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language="ru" fo:country="RU" fo:font-weight="bold" officeooo:rsid="000de3a0" officeooo:paragraph-rsid="000de3a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bada5" officeooo:paragraph-rsid="000bada5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200%" fo:text-align="center" style:justify-single-word="false"/>
      <style:text-properties fo:font-size="14pt" fo:font-weight="bold" officeooo:rsid="000bada5" officeooo:paragraph-rsid="000bada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bcd96" officeooo:paragraph-rsid="000bcd96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/>
      <style:text-properties fo:font-size="14pt" fo:font-weight="bold" officeooo:rsid="000bcd96" officeooo:paragraph-rsid="000bcd96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200%" fo:text-align="start" style:justify-single-word="false"/>
      <style:text-properties fo:font-size="14pt" fo:language="ru" fo:country="RU" fo:font-weight="bold" officeooo:rsid="000c9453" officeooo:paragraph-rsid="000c9453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200%" fo:text-align="center" style:justify-single-word="false"/>
      <style:text-properties fo:font-size="14pt" fo:language="ru" fo:country="RU" style:text-underline-style="none" fo:font-weight="bold" officeooo:rsid="000de3a0" officeooo:paragraph-rsid="000de3a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200%" fo:text-align="center" style:justify-single-word="false"/>
      <style:text-properties fo:font-size="14pt" fo:language="ru" fo:country="RU" style:text-underline-style="none" fo:font-weight="bold" officeooo:rsid="000f9984" officeooo:paragraph-rsid="000f9984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0de3a0" officeooo:paragraph-rsid="000de3a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0f35af" officeooo:paragraph-rsid="000f35a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0f3dd3" officeooo:paragraph-rsid="000f3dd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117248" officeooo:paragraph-rsid="0011724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14ff42" officeooo:paragraph-rsid="0014ff42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162337" officeooo:paragraph-rsid="00162337" style:font-size-asian="12.25pt" style:font-weight-asian="normal" style:font-size-complex="14pt" style:font-weight-complex="normal"/>
    </style:style>
    <style:style style:name="P15" style:family="paragraph" style:parent-style-name="Standard" style:master-page-name="">
      <style:paragraph-properties fo:margin-left="0cm" fo:margin-right="0.22cm" fo:line-height="150%" fo:text-align="start" style:justify-single-word="false" fo:text-indent="0cm" style:auto-text-indent="false" style:page-number="auto"/>
      <style:text-properties fo:font-size="14pt" fo:language="ru" fo:country="RU" style:text-underline-style="none" fo:font-weight="normal" officeooo:rsid="00130150" officeooo:paragraph-rsid="00130150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.464cm" fo:line-height="150%" fo:text-align="end" style:justify-single-word="false" fo:text-indent="0cm" style:auto-text-indent="false"/>
      <style:text-properties fo:font-size="14pt" fo:language="ru" fo:country="RU" style:text-underline-style="none" fo:font-weight="normal" officeooo:rsid="00162337" officeooo:paragraph-rsid="00162337" style:font-size-asian="12.25pt" style:font-weight-asian="normal" style:font-size-complex="14pt" style:font-weight-complex="normal"/>
    </style:style>
    <style:style style:name="P17" style:family="paragraph" style:parent-style-name="Standard" style:master-page-name="">
      <style:paragraph-properties fo:margin-left="0cm" fo:margin-right="0.464cm" fo:line-height="150%" fo:text-align="end" style:justify-single-word="false" fo:text-indent="0cm" style:auto-text-indent="false" style:page-number="auto"/>
      <style:text-properties fo:font-size="14pt" fo:language="ru" fo:country="RU" style:text-underline-style="none" fo:font-weight="normal" officeooo:rsid="00162337" officeooo:paragraph-rsid="00162337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200%" fo:text-align="center" style:justify-single-word="false"/>
      <style:text-properties fo:font-size="14pt" fo:font-weight="bold" officeooo:rsid="000bcd96" officeooo:paragraph-rsid="000bcd9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200%" fo:text-align="start" style:justify-single-word="false"/>
      <style:text-properties fo:font-size="14pt" fo:language="ru" fo:country="RU" style:text-underline-style="solid" style:text-underline-width="auto" style:text-underline-color="font-color" fo:font-weight="normal" officeooo:rsid="000f3dd3" officeooo:paragraph-rsid="000f3dd3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135e2b" officeooo:paragraph-rsid="00182856" style:font-size-asian="12.25pt" style:font-weight-asian="normal" style:font-size-complex="14pt" style:font-weight-complex="normal"/>
    </style:style>
    <style:style style:name="T1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2" style:family="text">
      <style:text-properties fo:font-size="14pt" style:text-underline-style="none" style:font-size-asian="12.25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135e2b"/>
    </style:style>
    <style:style style:name="T6" style:family="text">
      <style:text-properties style:text-underline-style="solid" style:text-underline-width="auto" style:text-underline-color="font-color" officeooo:rsid="0017d1fe"/>
    </style:style>
    <style:style style:name="T7" style:family="text">
      <style:text-properties style:text-underline-style="solid" style:text-underline-width="auto" style:text-underline-color="font-color" officeooo:rsid="00182856"/>
    </style:style>
    <style:style style:name="T8" style:family="text">
      <style:text-properties style:text-underline-style="solid" style:text-underline-width="auto" style:text-underline-color="font-color" officeooo:rsid="0019519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en" fo:country="US" style:text-underline-style="solid" style:text-underline-width="auto" style:text-underline-color="font-color" officeooo:rsid="0017d1fe"/>
    </style:style>
    <style:style style:name="T11" style:family="text">
      <style:text-properties fo:language="en" fo:country="US" style:text-underline-style="solid" style:text-underline-width="auto" style:text-underline-color="font-color" officeooo:rsid="00182856"/>
    </style:style>
    <style:style style:name="T12" style:family="text">
      <style:text-properties fo:language="en" fo:country="US" style:text-underline-style="solid" style:text-underline-width="auto" style:text-underline-color="font-color" officeooo:rsid="00195193"/>
    </style:style>
    <style:style style:name="T13" style:family="text">
      <style:text-properties style:text-position="sub 58%" style:text-underline-style="solid" style:text-underline-width="auto" style:text-underline-color="font-color" officeooo:rsid="0017d1fe"/>
    </style:style>
    <style:style style:name="T14" style:family="text">
      <style:text-properties style:text-position="0% 100%" style:text-underline-style="solid" style:text-underline-width="auto" style:text-underline-color="font-color" officeooo:rsid="0017d1fe"/>
    </style:style>
    <style:style style:name="T15" style:family="text">
      <style:text-properties style:text-position="0% 100%" fo:language="en" fo:country="US" style:text-underline-style="solid" style:text-underline-width="auto" style:text-underline-color="font-color" officeooo:rsid="0017d1fe"/>
    </style:style>
    <style:style style:name="T16" style:family="text">
      <style:text-properties style:text-position="super 58%"/>
    </style:style>
    <style:style style:name="T17" style:family="text">
      <style:text-properties style:text-position="super 58%" fo:language="en" fo:country="US" style:text-underline-style="solid" style:text-underline-width="auto" style:text-underline-color="font-color" officeooo:rsid="001828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3">Высшего профессионального образования</text:p>
      <text:p text:style-name="P4">«НИЖЕГОРОДСКИЙ ГОСУДАРСТВЕННЫЙ ТЕХНИЧЕСКИЙ</text:p>
      <text:p text:style-name="P5">УНИВЕРСИТЕТ ИМ. Р.Е. АЛЕКСЕЕВА»</text:p>
      <text:p text:style-name="P5">АРЗАМАССКИЙ ПОЛИТЕХНИЧЕСКИЙ ИНСТИТУТ (филиал)</text:p>
      <text:p text:style-name="P6"><text:span text:style-name="T9">Кафедра</text:span><text:span text:style-name="T4"><text:tab/><text:tab/><text:tab/><text:tab/>КиТРЭС<text:tab/><text:tab/><text:tab/><text:tab/><text:tab/><text:tab/><text:tab/><text:tab/></text:span></text:p>
      <text:p text:style-name="P1"><text:span text:style-name="T2">ЗАДАНИЕ №</text:span><text:span text:style-name="T1"> 8 </text:span></text:p>
      <text:p text:style-name="P7">на курсовую работу по дисциплине «Проектирование интегральных схем»</text:p>
      <text:p text:style-name="P9">Студенту<text:span text:style-name="T3"><text:tab/><text:tab/>Муртазиной Елене Владимировне<text:tab/><text:tab/></text:span>группы<text:span text:style-name="T3"><text:tab/>АВР09-1<text:tab/></text:span></text:p>
      <text:p text:style-name="P10">Руководитель работы<text:span text:style-name="T3"><text:tab/><text:tab/><text:tab/>Шурыгин Борис Дмитриевич<text:tab/><text:tab/><text:tab/><text:tab/></text:span></text:p>
      <text:p text:style-name="P11">Тема работы: «Разработка конструкции корпусированной микросборки»</text:p>
      <text:p text:style-name="P11">Вариант задания (данные об источнике)<text:span text:style-name="T3"><text:tab/>Пробник для «прозвонки» монтажа<text:tab/></text:span></text:p>
      <text:p text:style-name="P19"><text:tab/><text:tab/><text:tab/><text:tab/><text:tab/><text:tab/><text:tab/>Радио №9, 2013, стр. 50<text:tab/><text:tab/><text:tab/></text:p>
      <text:p text:style-name="P8">ОСНОВНЫЕ ИСХОДНЫЕ ДАННЫЕ</text:p>
      <text:p text:style-name="P12">1. Функциональное назначение МСБ:<text:span text:style-name="T3"><text:tab/>микросборка может использоваться в<text:tab/><text:tab/></text:span><text:span text:style-name="T5">портативной</text:span><text:span text:style-name="T3"> </text:span><text:span text:style-name="T5">измерительной аппаратуре<text:tab/><text:tab/><text:tab/><text:tab/></text:span><text:span text:style-name="T3"><text:tab/><text:tab/><text:tab/></text:span></text:p>
      <text:p text:style-name="P15">2. Электрические параметры:<text:span text:style-name="T3"><text:tab/> </text:span><text:span text:style-name="T6">Напряжение питания, </text:span><text:span text:style-name="T10">U</text:span><text:span text:style-name="T13">пит </text:span><text:span text:style-name="T14">= 3В; максимальная<text:tab/><text:tab/><text:tab/>потребляемая мощность, </text:span><text:span text:style-name="T15">P = 100</text:span><text:span text:style-name="T14">мВт; частота выходного сигнала </text:span><text:span text:style-name="T15">f = 1200</text:span><text:span text:style-name="T14">Гц</text:span><text:span text:style-name="T3"><text:tab/><text:tab/><text:tab/><text:tab/><text:tab/><text:tab/><text:tab/><text:tab/><text:tab/><text:tab/><text:tab/><text:tab/><text:tab/><text:tab/><text:tab/></text:span></text:p>
      <text:p text:style-name="P20">3. Условия эксплуатации:<text:span text:style-name="T3"><text:tab/></text:span><text:span text:style-name="T7">а) Диапазон рабочих температур, </text:span><text:span text:style-name="T17">0</text:span><text:span text:style-name="T11">C <text:s text:c="3"/></text:span><text:span text:style-name="T7">от</text:span><text:span text:style-name="T11"> – </text:span><text:span text:style-name="T7">20 до +50</text:span><text:span text:style-name="T11"> </text:span><text:span text:style-name="T3"><text:tab/><text:tab/><text:tab/><text:tab/><text:tab/><text:tab/></text:span><text:span text:style-name="T7">б) Относительная влажность (Т = </text:span><text:span text:style-name="T17">0</text:span><text:span text:style-name="T11">C</text:span><text:span text:style-name="T7">), % </text:span><text:span text:style-name="T3"><text:tab/><text:tab/></text:span><text:span text:style-name="T7">до 98</text:span><text:span text:style-name="T3"><text:tab/><text:tab/><text:tab/><text:tab/><text:tab/><text:tab/></text:span><text:span text:style-name="T7">в) Частота вибраций, Гц <text:tab/><text:tab/><text:tab/>от 0 до 1000</text:span><text:span text:style-name="T3"><text:tab/><text:tab/><text:tab/><text:tab/><text:tab/></text:span><text:span text:style-name="T7">г) </text:span><text:span text:style-name="T8">Виброперегрузки, </text:span><text:span text:style-name="T12">g</text:span><text:span text:style-name="T3"><text:tab/><text:tab/><text:tab/><text:tab/><text:tab/> <text:s/></text:span><text:span text:style-name="T8">до 2</text:span><text:span text:style-name="T3"><text:tab/><text:tab/><text:tab/><text:tab/><text:tab/><text:tab/></text:span><text:span text:style-name="T8">д) Нормальное атмосферное давление, кПа</text:span><text:span text:style-name="T3"><text:tab/> <text:s text:c="3"/></text:span><text:span text:style-name="T8">101</text:span><text:span text:style-name="T3"><text:tab/></text:span></text:p>
      <text:p text:style-name="P13">4. Требования к конструкции:<text:span text:style-name="T3"><text:tab/>Поместить микросборку в индивидуальный<text:tab/><text:tab/>корпус<text:tab/><text:tab/><text:tab/><text:tab/><text:tab/><text:tab/><text:tab/><text:tab/><text:tab/><text:tab/><text:tab/><text:tab/></text:span></text:p>
      <text:p text:style-name="P14">5. Производственно-технологические требования:<text:span text:style-name="T3"><text:tab/>мелкосерийное производство</text:span></text:p>
      <text:p text:style-name="P17">Задание выдано<text:span text:style-name="T3"><text:tab/><text:tab/><text:tab/><text:tab/>2013г.</text:span></text:p>
      <text:p text:style-name="P16">Подпись руководителя<text:span text:style-name="T3"><text:tab/><text:tab/><text:tab/><text:tab/></text:span></text:p>
      <text:p text:style-name="P17">Подпись студента<text:span text:style-name="T3"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79cm" fo:margin-bottom="1.072cm" fo:margin-left="2cm" fo:margin-right="1.0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16S</meta:editing-duration>
    <meta:editing-cycles>17</meta:editing-cycles>
    <meta:generator>LibreOffice/4.1.3.2$Windows_x86 LibreOffice_project/70feb7d99726f064edab4605a8ab840c50ec57a</meta:generator>
    <dc:date>2013-12-08T16:20:54.846000000</dc:date>
    <meta:document-statistic meta:table-count="0" meta:image-count="0" meta:object-count="0" meta:page-count="1" meta:paragraph-count="23" meta:word-count="164" meta:character-count="1442" meta:non-whitespace-character-count="1179"/>
    <meta:user-defined meta:name="Info 1"/>
    <meta:user-defined meta:name="Info 2"/>
    <meta:user-defined meta:name="Info 3"/>
    <meta:user-defined meta:name="Info 4"/>
  </office:meta>
</office:document-meta>
</file>